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ucidatypewriter" svg:font-family="lucidatypewriter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lucidatypewriter" fo:font-size="10pt" style:font-size-asian="10pt"/>
    </style:style>
    <style:style style:name="P2" style:family="paragraph" style:parent-style-name="Standard">
      <style:text-properties fo:color="#3c763d" style:font-name="lucidatypewriter" fo:font-size="10pt" style:font-size-asian="10pt"/>
    </style:style>
    <style:style style:name="P3" style:family="paragraph" style:parent-style-name="Standard">
      <style:text-properties fo:color="#0000ff" style:font-name="lucidatypewriter" fo:font-size="10pt" style:font-size-asian="10pt"/>
    </style:style>
    <style:style style:name="T1" style:family="text">
      <style:text-properties fo:color="#000000" style:font-name="lucidatypewriter" fo:font-size="10pt" style:font-size-asian="10pt"/>
    </style:style>
    <style:style style:name="T2" style:family="text">
      <style:text-properties fo:color="#3c763d" style:font-name="lucidatypewriter" fo:font-size="10pt" style:font-size-asian="10pt"/>
    </style:style>
    <style:style style:name="T3" style:family="text">
      <style:text-properties fo:color="#0000ff" style:font-name="lucidatypewriter" fo:font-size="10pt" style:font-size-asian="10pt"/>
    </style:style>
    <style:style style:name="T4" style:family="text">
      <style:text-properties fo:color="#a020f0" style:font-name="lucidatypewriter" fo:font-size="10pt" style:font-size-asian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bookmark-start text:name="__DdeLink__972_2400143329"/><text:span text:style-name="T1"><text:s text:c="8"/></text:span><text:span text:style-name="T2">% Measured_js </text:span></text:p>
      <text:p text:style-name="Standard"><text:span text:style-name="T1"><text:s text:c="8"/></text:span><text:span text:style-name="T3">function</text:span><text:span text:style-name="T1"> output = measured_js(packet, GETPOS, GETVEL)</text:span></text:p>
      <text:p text:style-name="P1"><text:s text:c="12"/></text:p>
      <text:p text:style-name="Standard"><text:span text:style-name="T1"><text:s text:c="12"/>SERVER_ID_READ =1910;</text:span><text:span text:style-name="T2">% ID of the read packet</text:span></text:p>
      <text:p text:style-name="P1"><text:s text:c="12"/>returnPacket = read(packet, SERVER_ID_READ);</text:p>
      <text:p text:style-name="P1"><text:s text:c="12"/></text:p>
      <text:p text:style-name="Standard"><text:span text:style-name="T1"><text:s text:c="12"/></text:span><text:span text:style-name="T3">if</text:span><text:span text:style-name="T1"> (GETPOS == 1) &amp;&amp; (GETVEL == 1)</text:span></text:p>
      <text:p text:style-name="P1"><text:s text:c="16"/>jpos_a = returnPacket(3);</text:p>
      <text:p text:style-name="P1"><text:s text:c="16"/>jpos_b = returnPacket(5);</text:p>
      <text:p text:style-name="P1"><text:s text:c="16"/>jpos_c = returnPacket(7);</text:p>
      <text:p text:style-name="P1"><text:s text:c="16"/>jvel_a = 0;</text:p>
      <text:p text:style-name="P1"><text:s text:c="16"/>jvel_b = 0;</text:p>
      <text:p text:style-name="P1"><text:s text:c="16"/>jvel_c = 0; <text:s text:c="15"/></text:p>
      <text:p text:style-name="Standard"><text:span text:style-name="T1"><text:s text:c="16"/></text:span><text:span text:style-name="T2">% jvel_a = returnPacket(X)</text:span></text:p>
      <text:p text:style-name="Standard"><text:span text:style-name="T1"><text:s text:c="16"/></text:span><text:span text:style-name="T2">% jvel_b = returnPacket(X)</text:span></text:p>
      <text:p text:style-name="Standard"><text:span text:style-name="T1"><text:s text:c="16"/></text:span><text:span text:style-name="T2">% jvel_c = returnPacket(X)</text:span></text:p>
      <text:p text:style-name="Standard"><text:span text:style-name="T1"><text:s text:c="12"/></text:span><text:span text:style-name="T3">elseif</text:span><text:span text:style-name="T1"> (GETPOS == 1) &amp;&amp; (GETVEL == 0)</text:span></text:p>
      <text:p text:style-name="P1"><text:s text:c="16"/>jpos_a = returnPacket(3);</text:p>
      <text:p text:style-name="P1"><text:s text:c="16"/>jpos_b = returnPacket(5);</text:p>
      <text:p text:style-name="P1"><text:s text:c="16"/>jpos_c = returnPacket(7);</text:p>
      <text:p text:style-name="P1"><text:s text:c="16"/>jvel_a = 0;</text:p>
      <text:p text:style-name="P1"><text:s text:c="16"/>jvel_b = 0;</text:p>
      <text:p text:style-name="P1"><text:s text:c="16"/>jvel_c = 0;</text:p>
      <text:p text:style-name="Standard"><text:span text:style-name="T1"><text:s text:c="12"/></text:span><text:span text:style-name="T3">elseif</text:span><text:span text:style-name="T1"> (GETPOS == 0) &amp;&amp; (GETVEL == 1)</text:span></text:p>
      <text:p text:style-name="P1"><text:s text:c="16"/>jpos_a = 0;</text:p>
      <text:p text:style-name="P1"><text:s text:c="16"/>jpos_b = 0;</text:p>
      <text:p text:style-name="P1"><text:s text:c="16"/>jpos_c = 0;</text:p>
      <text:p text:style-name="P1"><text:s text:c="16"/>jvel_a = 0;</text:p>
      <text:p text:style-name="P1"><text:s text:c="16"/>jvel_b = 0;</text:p>
      <text:p text:style-name="P1"><text:s text:c="16"/>jvel_c = 0;</text:p>
      <text:p text:style-name="Standard"><text:span text:style-name="T1"><text:s text:c="16"/></text:span><text:span text:style-name="T2">%jvel_a = returnPacket(X)</text:span></text:p>
      <text:p text:style-name="Standard"><text:span text:style-name="T1"><text:s text:c="16"/></text:span><text:span text:style-name="T2">%jvel_b = returnPacket(X)</text:span></text:p>
      <text:p text:style-name="Standard"><text:span text:style-name="T1"><text:s text:c="16"/></text:span><text:span text:style-name="T2">%jvel_c = returnPacket(X)</text:span></text:p>
      <text:p text:style-name="Standard"><text:span text:style-name="T1"><text:s text:c="12"/></text:span><text:span text:style-name="T3">else</text:span></text:p>
      <text:p text:style-name="P1"><text:s text:c="16"/>jpos_a = 0;</text:p>
      <text:p text:style-name="P1"><text:s text:c="16"/>jpos_b = 0;</text:p>
      <text:p text:style-name="P1"><text:s text:c="16"/>jpos_c = 0;</text:p>
      <text:p text:style-name="P1"><text:s text:c="16"/>jvel_a = 0;</text:p>
      <text:p text:style-name="P1"><text:s text:c="16"/>jvel_b = 0;</text:p>
      <text:p text:style-name="P1"><text:s text:c="16"/>jvel_c = 0;</text:p>
      <text:p text:style-name="Standard"><text:span text:style-name="T1"><text:s text:c="12"/></text:span><text:span text:style-name="T3">end</text:span></text:p>
      <text:p text:style-name="P1"><text:s text:c="12"/></text:p>
      <text:p text:style-name="P1"><text:s text:c="12"/>output=[jpos_a jpos_b jpos_c; jvel_a jvel_b jvel_c];</text:p>
      <text:p text:style-name="Standard"><text:span text:style-name="T1"><text:s text:c="12"/>disp(</text:span><text:span text:style-name="T4">'Welcome to the 2x3 Position &amp; Velocity Matrix'</text:span><text:span text:style-name="T1">)</text:span></text:p>
      <text:p text:style-name="Standard"><text:span text:style-name="T1"><text:s text:c="12"/>disp(</text:span><text:span text:style-name="T4">'The First Row is Position, the Second Row is Velocity ::'</text:span><text:span text:style-name="T1">)</text:span></text:p>
      <text:p text:style-name="P1"><text:s text:c="12"/>disp(output);</text:p>
      <text:p text:style-name="Standard"><text:span text:style-name="T1"><text:s text:c="8"/></text:span><text:span text:style-name="T3">end</text:span><text:bookmark-end text:name="__DdeLink__972_2400143329"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<text:span text:style-name="T1"><text:s text:c="8"/></text:span><text:span text:style-name="T2">%Goal_js</text:span></text:p>
      <text:p text:style-name="Standard"><text:span text:style-name="T1"><text:s text:c="8"/></text:span><text:span text:style-name="T3">function</text:span><text:span text:style-name="T1"> output = goal_js(packet)</text:span></text:p>
      <text:p text:style-name="Standard"><text:span text:style-name="T1"><text:s text:c="12"/>SERVER_ID_READ =1910;</text:span><text:span text:style-name="T2">% ID of the read packet</text:span></text:p>
      <text:p text:style-name="P1"><text:s text:c="12"/>returnPacket = read(packet, SERVER_ID_READ); <text:s text:c="7"/></text:p>
      <text:p text:style-name="P1"><text:s text:c="12"/>jpos_a = returnPacket(3);</text:p>
      <text:p text:style-name="P1"><text:s text:c="12"/>jpos_b = returnPacket(5);</text:p>
      <text:p text:style-name="P1"><text:s text:c="12"/>jpos_c = returnPacket(7); <text:s text:c="7"/></text:p>
      <text:p text:style-name="P1"><text:s text:c="12"/></text:p>
      <text:p text:style-name="P1"><text:s text:c="12"/>output=[jpos_a jpos_b jpos_c];</text:p>
      <text:p text:style-name="Standard"><text:span text:style-name="T1"><text:s text:c="12"/>disp(</text:span><text:span text:style-name="T4">'Welcome to the 1x3 Position Matrix :'</text:span><text:span text:style-name="T1">);</text:span></text:p>
      <text:p text:style-name="P1"><text:s text:c="12"/>disp(output); <text:s text:c="7"/></text:p>
      <text:p text:style-name="Standard"><text:span text:style-name="T1"><text:s text:c="8"/></text:span><text:span text:style-name="T3">end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P2">%%</text:p>
      <text:p text:style-name="P2">% RBE3001 - Laboratory 1 </text:p>
      <text:p text:style-name="P2">% </text:p>
      <text:p text:style-name="P2">% Instructions</text:p>
      <text:p text:style-name="P2">% ------------</text:p>
      <text:p text:style-name="P2">% Welcome again! This MATLAB script is your starting point for Lab</text:p>
      <text:p text:style-name="P2">% 1 of RBE3001. The sample code below demonstrates how to establish</text:p>
      <text:p text:style-name="P2">% communication between this script and the Nucleo firmware, send</text:p>
      <text:p text:style-name="P2">% setpoint commands and receive sensor data.</text:p>
      <text:p text:style-name="P2">% </text:p>
      <text:p text:style-name="P2">% IMPORTANT - understanding the code below requires being familiar</text:p>
      <text:p text:style-name="P2">% with the Nucleo firmware. Read that code first.</text:p>
      <text:p text:style-name="P2"><text:s/></text:p>
      <text:p text:style-name="P2">% Lines 15-37 perform necessary library initializations. You can skip reading</text:p>
      <text:p text:style-name="P2">% to line 38.</text:p>
      <text:p text:style-name="P1">clear</text:p>
      <text:p text:style-name="Standard"><text:span text:style-name="T1">clear </text:span><text:span text:style-name="T4">java</text:span></text:p>
      <text:p text:style-name="Standard"><text:span text:style-name="T1">clear </text:span><text:span text:style-name="T4">classes</text:span><text:span text:style-name="T1">;</text:span></text:p>
      <text:p text:style-name="P1"><text:s/></text:p>
      <text:p text:style-name="Standard"><text:span text:style-name="T1">vid = hex2dec(</text:span><text:span text:style-name="T4">'16c0'</text:span><text:span text:style-name="T1">);</text:span></text:p>
      <text:p text:style-name="Standard"><text:span text:style-name="T1">pid = hex2dec(</text:span><text:span text:style-name="T4">'0486'</text:span><text:span text:style-name="T1">);</text:span></text:p>
      <text:p text:style-name="P1"><text:s/></text:p>
      <text:p text:style-name="P1">disp (vid);</text:p>
      <text:p text:style-name="P1">disp (pid);</text:p>
      <text:p text:style-name="P1"><text:s/></text:p>
      <text:p text:style-name="Standard"><text:span text:style-name="T1">javaaddpath </text:span><text:span text:style-name="T4">../lib/SimplePacketComsJavaFat-0.6.4.jar</text:span><text:span text:style-name="T1">;</text:span></text:p>
      <text:p text:style-name="Standard"><text:span text:style-name="T1">import </text:span><text:span text:style-name="T4">edu.wpi.SimplePacketComs.*</text:span><text:span text:style-name="T1">;</text:span></text:p>
      <text:p text:style-name="Standard"><text:span text:style-name="T1">import </text:span><text:span text:style-name="T4">edu.wpi.SimplePacketComs.device.*</text:span><text:span text:style-name="T1">;</text:span></text:p>
      <text:p text:style-name="Standard"><text:span text:style-name="T1">import </text:span><text:span text:style-name="T4">edu.wpi.SimplePacketComs.phy.*</text:span><text:span text:style-name="T1">;</text:span></text:p>
      <text:p text:style-name="Standard"><text:span text:style-name="T1">import </text:span><text:span text:style-name="T4">java.util.*</text:span><text:span text:style-name="T1">;</text:span></text:p>
      <text:p text:style-name="Standard"><text:span text:style-name="T1">import </text:span><text:span text:style-name="T4">org.hid4java.*</text:span><text:span text:style-name="T1">;</text:span></text:p>
      <text:p text:style-name="Standard"><text:span text:style-name="T1">version </text:span><text:span text:style-name="T4">-java</text:span></text:p>
      <text:p text:style-name="P1">myHIDSimplePacketComs=HIDfactory.get();</text:p>
      <text:p text:style-name="P1">myHIDSimplePacketComs.setPid(pid);</text:p>
      <text:p text:style-name="P1">myHIDSimplePacketComs.setVid(vid);</text:p>
      <text:p text:style-name="P1">myHIDSimplePacketComs.connect();</text:p>
      <text:p text:style-name="P1"><text:s/></text:p>
      <text:p text:style-name="P2">% Create a PacketProcessor object to send data to the nucleo firmware</text:p>
      <text:p text:style-name="P1">pp = Robot(myHIDSimplePacketComs); </text:p>
      <text:p text:style-name="P3">try</text:p>
      <text:p text:style-name="Standard"><text:span text:style-name="T1"><text:s text:c="2"/>SERV_ID = 1848; <text:s text:c="11"/></text:span><text:span text:style-name="T2">% we will be talking to server ID 1848 on</text:span></text:p>
      <text:p text:style-name="Standard"><text:span text:style-name="T1"><text:s text:c="27"/></text:span><text:span text:style-name="T2">% the Nucleo</text:span></text:p>
      <text:p text:style-name="Standard"><text:span text:style-name="T1"><text:s text:c="2"/>SERVER_ID_READ =1910;</text:span><text:span text:style-name="T2">% ID of the read packet</text:span></text:p>
      <text:p text:style-name="Standard"><text:span text:style-name="T1"><text:s text:c="2"/>DEBUG <text:s text:c="2"/>= true; <text:s text:c="9"/></text:span><text:span text:style-name="T2">% enables/disables debug prints</text:span></text:p>
      <text:p text:style-name="P2"><text:s/></text:p>
      <text:p text:style-name="Standard"><text:span text:style-name="T1"><text:s text:c="2"/></text:span><text:span text:style-name="T2">% Instantiate a packet - the following instruction allocates 60</text:span></text:p>
      <text:p text:style-name="Standard"><text:span text:style-name="T1"><text:s text:c="2"/></text:span><text:span text:style-name="T2">% bytes for this purpose. Recall that the HID interface supports</text:span></text:p>
      <text:p text:style-name="Standard"><text:span text:style-name="T1"><text:s text:c="2"/></text:span><text:span text:style-name="T2">% packet sizes up to 64 bytes.</text:span></text:p>
      <text:p text:style-name="Standard"><text:span text:style-name="T1"><text:s text:c="2"/>packet = zeros(15, 1, </text:span><text:span text:style-name="T4">'single'</text:span><text:span text:style-name="T1">);</text:span></text:p>
      <text:p text:style-name="P1"><text:s/></text:p>
      <text:p text:style-name="Standard"><text:span text:style-name="T1"><text:s text:c="2"/></text:span><text:span text:style-name="T2">% The following code generates a sinusoidal trajectory to be</text:span></text:p>
      <text:p text:style-name="Standard"><text:span text:style-name="T1"><text:s text:c="2"/></text:span><text:span text:style-name="T2">% executed on joint 1 of the arm and iteratively sends the list of</text:span></text:p>
      <text:p text:style-name="Standard"><text:span text:style-name="T1"><text:s text:c="2"/></text:span><text:span text:style-name="T2">% setpoints to the Nucleo firmware. </text:span></text:p>
      <text:p text:style-name="P1"><text:s text:c="2"/>viaPts = [0,40,0];</text:p>
      <text:p text:style-name="P1"/>
      <text:p text:style-name="P1"/>
      <text:p text:style-name="P1"/>
      <text:p text:style-name="P1"><text:soft-page-break/></text:p>
      <text:p text:style-name="Standard"><text:span text:style-name="T1"><text:s text:c="2"/></text:span><text:span text:style-name="T3">for</text:span><text:span text:style-name="T1"> k = viaPts</text:span></text:p>
      <text:p text:style-name="P1"><text:s text:c="6"/>tic</text:p>
      <text:p text:style-name="Standard"><text:span text:style-name="T1"><text:s text:c="6"/>packet = zeros(15, 1, </text:span><text:span text:style-name="T4">'single'</text:span><text:span text:style-name="T1">);</text:span></text:p>
      <text:p text:style-name="Standard"><text:span text:style-name="T1"><text:s text:c="6"/>packet(1) = 1000; <text:s/></text:span><text:span text:style-name="T2">% <text:s/>one second time</text:span></text:p>
      <text:p text:style-name="Standard"><text:span text:style-name="T1"><text:s text:c="6"/>packet(2) = 0; <text:s text:c="4"/></text:span><text:span text:style-name="T2">%% linear interpolation</text:span></text:p>
      <text:p text:style-name="Standard"><text:span text:style-name="T1"><text:s text:c="6"/>packet(3) = k; <text:s text:c="3"/></text:span><text:span text:style-name="T2">%% This is rotational position</text:span></text:p>
      <text:p text:style-name="Standard"><text:span text:style-name="T1"><text:s text:c="6"/>packet(4) = 0; <text:s text:c="4"/></text:span><text:span text:style-name="T2">%% This is the Elbow</text:span></text:p>
      <text:p text:style-name="Standard"><text:span text:style-name="T1"><text:s text:c="6"/>packet(5) = 0; <text:s text:c="4"/></text:span><text:span text:style-name="T2">%% This is the Wrist</text:span></text:p>
      <text:p text:style-name="P2"><text:s/></text:p>
      <text:p text:style-name="Standard"><text:span text:style-name="T1"><text:s text:c="6"/></text:span><text:span text:style-name="T2">% Send packet to the server and get the response <text:s text:c="5"/></text:span></text:p>
      <text:p text:style-name="Standard"><text:span text:style-name="T1"><text:s text:c="6"/></text:span><text:span text:style-name="T2">% pp.write sends a 15 float packet to the micro controller</text:span></text:p>
      <text:p text:style-name="P1"><text:s text:c="6"/>pp.write(SERV_ID, packet); </text:p>
      <text:p text:style-name="Standard"><text:span text:style-name="T1"><text:s text:c="6"/></text:span><text:span text:style-name="T2">% pp.read reads a returned 15 float backet from the micro controller.</text:span></text:p>
      <text:p text:style-name="P1"><text:s text:c="6"/>returnPacket = pp.read(SERVER_ID_READ);</text:p>
      <text:p text:style-name="P1"><text:s text:c="6"/>toc</text:p>
      <text:p text:style-name="P1"><text:s/></text:p>
      <text:p text:style-name="P1"><text:s/></text:p>
      <text:p text:style-name="Standard"><text:span text:style-name="T1"><text:s text:c="6"/></text:span><text:span text:style-name="T3">if</text:span><text:span text:style-name="T1"> DEBUG</text:span></text:p>
      <text:p text:style-name="Standard"><text:span text:style-name="T1"><text:s text:c="10"/>disp(</text:span><text:span text:style-name="T4">'Sent Packet:'</text:span><text:span text:style-name="T1">)</text:span></text:p>
      <text:p text:style-name="P1"><text:s text:c="10"/>disp(packet);</text:p>
      <text:p text:style-name="Standard"><text:span text:style-name="T1"><text:s text:c="10"/>disp(</text:span><text:span text:style-name="T4">'Received Packet:'</text:span><text:span text:style-name="T1">);</text:span></text:p>
      <text:p text:style-name="P1"><text:s text:c="10"/>disp(returnPacket);</text:p>
      <text:p text:style-name="Standard"><text:span text:style-name="T1"><text:s text:c="6"/></text:span><text:span text:style-name="T3">end</text:span></text:p>
      <text:p text:style-name="P1"><text:s text:c="6"/></text:p>
      <text:p text:style-name="P1"><text:s text:c="6"/>toc</text:p>
      <text:p text:style-name="P1"><text:s text:c="6"/>pause(1) </text:p>
      <text:p text:style-name="P1"><text:s text:c="6"/></text:p>
      <text:p text:style-name="Standard"><text:span text:style-name="T1"><text:s text:c="2"/></text:span><text:span text:style-name="T3">end</text:span></text:p>
      <text:p text:style-name="P1"><text:s text:c="2"/></text:p>
      <text:p text:style-name="Standard"><text:span text:style-name="T1"><text:s text:c="2"/></text:span><text:span text:style-name="T2">% Closes then opens the gripper</text:span></text:p>
      <text:p text:style-name="P1"><text:s text:c="2"/>pp.closeGripper()</text:p>
      <text:p text:style-name="P1"><text:s text:c="2"/>pause(1)</text:p>
      <text:p text:style-name="P1"><text:s text:c="2"/>pp.openGripper()</text:p>
      <text:p text:style-name="P1"><text:s text:c="2"/></text:p>
      <text:p text:style-name="P1"><text:s text:c="2"/></text:p>
      <text:p text:style-name="P1"><text:s text:c="2"/></text:p>
      <text:p text:style-name="P1"><text:s/></text:p>
      <text:p text:style-name="P1"><text:s text:c="2"/></text:p>
      <text:p text:style-name="Standard"><text:span text:style-name="T1"><text:s text:c="2"/>disp(</text:span><text:span text:style-name="T4">'This is Pat Flanigans Breakpoint'</text:span><text:span text:style-name="T1">);</text:span></text:p>
      <text:p text:style-name="P1"><text:s text:c="2"/></text:p>
      <text:p text:style-name="P1"><text:s text:c="2"/>pp.goal_js();</text:p>
      <text:p text:style-name="P1"><text:s text:c="2"/></text:p>
      <text:p text:style-name="Standard"><text:span text:style-name="T1"><text:s text:c="2"/></text:span><text:span text:style-name="T2">%pp.measured_js(true, true);</text:span></text:p>
      <text:p text:style-name="P1"><text:s text:c="2"/></text:p>
      <text:p text:style-name="Standard"><text:span text:style-name="T1"><text:s text:c="2"/></text:span><text:span text:style-name="T2">%disp(returnPacket(3));</text:span></text:p>
      <text:p text:style-name="P1"><text:s text:c="2"/></text:p>
      <text:p text:style-name="Standard"><text:span text:style-name="T3">catch</text:span><text:span text:style-name="T1"> exception</text:span></text:p>
      <text:p text:style-name="P1"><text:s text:c="4"/>getReport(exception)</text:p>
      <text:p text:style-name="Standard"><text:span text:style-name="T1"><text:s text:c="4"/>disp(</text:span><text:span text:style-name="T4">'Exited on error, clean shutdown'</text:span><text:span text:style-name="T1">);</text:span></text:p>
      <text:p text:style-name="P3">end</text:p>
      <text:p text:style-name="P3"><text:s/></text:p>
      <text:p text:style-name="P2">% Clear up memory upon termination</text:p>
      <text:p text:style-name="P1">pp.shutdown()</text:p>
      <text:p text:style-name="P1"><text:s/></text:p>
      <text:p text:style-name="P1">toc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ucidatypewriter" svg:font-family="lucidatypewriter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06T20:55:53.537436478</meta:creation-date>
    <dc:date>2021-09-06T21:40:24.561537009</dc:date>
    <meta:editing-duration>PT18M16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4" meta:paragraph-count="168" meta:word-count="567" meta:character-count="4884" meta:non-whitespace-character-count="3298"/>
  </office:meta>
</office:document-meta>
</file>